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f86a"/>
    </style:style>
    <style:style style:name="P2" style:family="paragraph" style:parent-style-name="Standard">
      <style:text-properties officeooo:rsid="001b0c82" officeooo:paragraph-rsid="000ff86a"/>
    </style:style>
    <style:style style:name="P3" style:family="paragraph" style:parent-style-name="Standard">
      <style:paragraph-properties fo:text-align="justify" style:justify-single-word="false"/>
      <style:text-properties officeooo:rsid="000ff86a" officeooo:paragraph-rsid="000ff86a"/>
    </style:style>
    <style:style style:name="P4" style:family="paragraph" style:parent-style-name="Standard">
      <style:paragraph-properties fo:text-align="justify" style:justify-single-word="false"/>
      <style:text-properties officeooo:rsid="00114d2d" officeooo:paragraph-rsid="00114d2d"/>
    </style:style>
    <style:style style:name="T1" style:family="text">
      <style:text-properties fo:language="es" fo:country="MX"/>
    </style:style>
    <style:style style:name="T2" style:family="text">
      <style:text-properties officeooo:rsid="00114d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¿ Por <text:span text:style-name="T1">qué</text:span> Vida Life? <text:s text:c="3"/>Quiero <text:s text:c="5"/>Eventos <text:s text:c="6"/>Descargas <text:s text:c="5"/>Contacto <text:s text:c="5"/>Donaciones</text:p>
      <text:p text:style-name="P2"/>
      <text:p text:style-name="P2">PLANEA UNA VISITA</text:p>
      <text:p text:style-name="P1"/>
      <text:p text:style-name="P1"/>
      <text:p text:style-name="P1">Acerca de VidaLife</text:p>
      <text:p text:style-name="P1"><text:span text:style-name="T1">Misión</text:span> del Centro</text:p>
      <text:p text:style-name="P1"><text:span text:style-name="T1">Misión</text:span> El Milagro</text:p>
      <text:p text:style-name="P1"><text:span text:style-name="T1">Misión</text:span> El Milagro 2</text:p>
      <text:p text:style-name="P1"><text:span text:style-name="T1">Misión</text:span> El Esfuerzo</text:p>
      <text:p text:style-name="P1">YWAM</text:p>
      <text:p text:style-name="P1"/>
      <text:p text:style-name="P1"/>
      <text:p text:style-name="P3">Ésta es una comunidad incluso mas pobre que la del Milagro donde hay una gran necesidad de dar esperanza y sentido de pertenencia a los niños. Esta misión es una excelente oportunid para los equipos que tienen el deceo de ayudar a construir y a mejorar la infraestructura debido a que la iglesia esta <text:span text:style-name="T1">todavía</text:span> en sus etapas iniciales de <text:span text:style-name="T1">construcción.</text:span> </text:p>
      <text:p text:style-name="P3"/>
      <text:p text:style-name="P3">Podemos ayudarte a organizar tu viaje. Si tienes un equipo <text:span text:style-name="T2">al que puedas traer, por favor solicita el paquete misionario.</text:span></text:p>
      <text:p text:style-name="P3"/>
      <text:p text:style-name="P3"/>
      <text:p text:style-name="P4">Planea una visita <text:s text:c="41"/>Particip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9:56:28.003000000</meta:creation-date>
    <dc:date>2016-06-04T20:09:16.377000000</dc:date>
    <meta:editing-duration>PT1M44S</meta:editing-duration>
    <meta:editing-cycles>1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11" meta:word-count="115" meta:character-count="738" meta:non-whitespace-character-count="568"/>
  </office:meta>
</office:document-meta>
</file>